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Code Nerd Font Mono" svg:font-family="'FiraCode Nerd Font Mono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pitch="variable"/>
    <style:font-face style:name="Noto Serif1" svg:font-family="'Noto Serif'" style:font-family-generic="roman" style:font-pitch="variable"/>
  </office:font-face-decls>
  <office:automatic-styles>
    <style:style style:name="P1" style:family="paragraph" style:parent-style-name="Heading_20_1">
      <style:paragraph-properties text:number-lines="false" text:line-number="0"/>
      <style:text-properties officeooo:paragraph-rsid="001fe1d8"/>
    </style:style>
    <style:style style:name="P2" style:family="paragraph" style:parent-style-name="Subtitle">
      <style:paragraph-properties text:number-lines="false" text:line-number="0"/>
    </style:style>
    <style:style style:name="P3" style:family="paragraph" style:parent-style-name="Heading_20_1">
      <style:paragraph-properties fo:break-before="page" text:number-lines="false" text:line-number="0"/>
      <style:text-properties officeooo:rsid="0014b5fa" officeooo:paragraph-rsid="0014b5fa"/>
    </style:style>
    <style:style style:name="P4" style:family="paragraph" style:parent-style-name="Standard">
      <style:text-properties officeooo:paragraph-rsid="002ab3dc"/>
    </style:style>
    <style:style style:name="P5" style:family="paragraph" style:parent-style-name="Standard">
      <style:text-properties officeooo:paragraph-rsid="0014b5fa"/>
    </style:style>
    <style:style style:name="P6" style:family="paragraph" style:parent-style-name="Heading_20_1">
      <style:paragraph-properties fo:break-before="page" text:number-lines="false" text:line-number="0"/>
    </style:style>
    <style:style style:name="T1" style:family="text">
      <style:text-properties officeooo:rsid="00136f39"/>
    </style:style>
    <style:style style:name="T2" style:family="text">
      <style:text-properties fo:font-size="16pt" style:font-size-asian="16pt"/>
    </style:style>
    <style:style style:name="T3" style:family="text">
      <style:text-properties style:font-name="Noto Serif" fo:font-size="16pt" fo:font-style="normal" fo:font-weight="normal" style:font-size-asian="16pt" style:font-style-asian="normal" style:font-weight-asian="normal"/>
    </style:style>
    <style:style style:name="T4" style:family="text">
      <style:text-properties officeooo:rsid="002924e1"/>
    </style:style>
    <style:style style:name="T5" style:family="text">
      <style:text-properties officeooo:rsid="002ab3dc"/>
    </style:style>
    <style:style style:name="T6" style:family="text">
      <style:text-properties fo:font-size="10pt" officeooo:rsid="003166c0" style:font-size-asian="10pt"/>
    </style:style>
    <style:style style:name="T7" style:family="text">
      <style:text-properties fo:font-size="10pt" officeooo:rsid="0031afc0" style:font-size-asian="10pt"/>
    </style:style>
    <style:style style:name="T8" style:family="text">
      <style:text-properties fo:font-size="10pt" style:font-size-asian="10pt"/>
    </style:style>
    <style:style style:name="T9" style:family="text">
      <style:text-properties style:font-name="Noto Serif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line-break/><text:span text:style-name="T1">Q3</text:span></text:h>
      <text:p text:style-name="P2">Source: Lecture 2 slide 49.</text:p>
      <text:p text:style-name="Standard">boolean running = true;</text:p>
      <text:p text:style-name="Standard">Thread t1 = new Thread(() -&gt; {<text:span text:style-name="T2"/></text:p>
      <text:p text:style-name="Standard"><text:span text:style-name="T2"><text:tab/></text:span><text:span text:style-name="T3">while (running) {</text:span></text:p>
      <text:p text:style-name="Standard"><text:span text:style-name="T2"><text:tab/><text:tab/><text:tab/></text:span><text:span text:style-name="T3">/* do nothing */</text:span></text:p>
      <text:p text:style-name="Standard"><text:span text:style-name="T2"><text:tab/></text:span><text:span text:style-name="T3">}</text:span></text:p>
      <text:p text:style-name="Standard"><text:span text:style-name="T2"><text:tab/></text:span><text:span text:style-name="T3">System.out.println(“t1 finishing execution");</text:span></text:p>
      <text:p text:style-name="Standard">})<text:span text:style-name="T2"/></text:p>
      <text:p text:style-name="Standard">t1.start();<text:span text:style-name="T2"/></text:p>
      <text:p text:style-name="Standard">try{Thread.sleep(500);}catch(…){…}<text:span text:style-name="T2"/></text:p>
      <text:p text:style-name="Standard">running = false;<text:span text:style-name="T2"/></text:p>
      <text:p text:style-name="Standard">System.out.println("Main finishing execution");<text:span text:style-name="T2"/></text:p>
      <text:p text:style-name="Standard"/>
      <text:p text:style-name="Text_20_body"/>
      <text:h text:style-name="P3" text:outline-level="1">Q3</text:h>
      <text:p text:style-name="P2">Source: Lecture 2 slide 58.</text:p>
      <text:p text:style-name="Standard">// shared variables</text:p>
      <text:p text:style-name="P4"><text:span text:style-name="T4">int </text:span>x=0; <text:span text:style-name="T4">int </text:span>y=0;</text:p>
      <text:p text:style-name="P4"><text:span text:style-name="T5">i</text:span><text:span text:style-name="T4">nt </text:span>a=0; <text:span text:style-name="T4">int </text:span>b=0;<text:span text:style-name="T6">4</text:span><text:span text:style-name="T7">½</text:span></text:p>
      <text:p text:style-name="Standard">Thread one = new Thread(() -&gt; {</text:p>
      <text:p text:style-name="Standard"><text:span text:style-name="T8"><text:tab/></text:span><text:span text:style-name="T3">a=1;</text:span></text:p>
      <text:p text:style-name="Standard"><text:span text:style-name="T9"><text:tab/></text:span><text:span text:style-name="T3">x=b;</text:span></text:p>
      <text:p text:style-name="Standard">});<text:span text:style-name="T8"/></text:p>
      <text:p text:style-name="Standard">Thread other = new Thread(() -&gt; {</text:p>
      <text:p text:style-name="Standard"><text:span text:style-name="T8"><text:tab/></text:span><text:span text:style-name="T3">b=1;</text:span></text:p>
      <text:p text:style-name="Standard"><text:span text:style-name="T8"><text:tab/></text:span><text:span text:style-name="T3">y=a;</text:span></text:p>
      <text:p text:style-name="Standard">});</text:p>
      <text:p text:style-name="Standard">one.start();other.start();<text:span text:style-name="T8"/></text:p>
      <text:p text:style-name="Standard">one.join();other.join();</text:p>
      <text:p text:style-name="Standard">System.out.println("("+x+","+y+")");<text:span text:style-name="T8"/></text:p>
      <text:p text:style-name="P5"/>
      <text:h text:style-name="P6" text:outline-level="1">Q8</text:h>
      <text:p text:style-name="P2">Source: Lecture 5 slide 34.</text:p>
      <text:p text:style-name="Standard">public void push(T value) {</text:p>
      <text:p text:style-name="Standard"><text:span text:style-name="T8"><text:tab/></text:span><text:span text:style-name="T3">Node newHead = new Node(value);</text:span></text:p>
      <text:p text:style-name="Standard"><text:span text:style-name="T8"><text:tab/></text:span><text:span text:style-name="T3">Node oldHead;</text:span></text:p>
      <text:p text:style-name="Standard"><text:span text:style-name="T8"><text:tab/></text:span><text:span text:style-name="T3">do {</text:span></text:p>
      <text:p text:style-name="Standard"><text:span text:style-name="T8"><text:tab/><text:tab/><text:tab/></text:span><text:span text:style-name="T3">oldHead = top.get();</text:span></text:p>
      <text:p text:style-name="Standard"><text:span text:style-name="T8"><text:tab/><text:tab/><text:tab/></text:span><text:span text:style-name="T3">newHead.next = oldHead;</text:span></text:p>
      <text:p text:style-name="Standard"><text:span text:style-name="T8"><text:tab/></text:span><text:span text:style-name="T3">} while (!top.compareAndSet(oldHead,newHead));</text:span></text:p>
      <text:p text:style-name="Standard">}<text:span text:style-name="T8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 T pop() {<text:span text:style-name="T8"/></text:p>
      <text:p text:style-name="Standard"><text:span text:style-name="T8"><text:tab/></text:span><text:span text:style-name="T3">Node newHead;</text:span></text:p>
      <text:p text:style-name="Standard"><text:span text:style-name="T8"><text:tab/></text:span><text:span text:style-name="T3">Node oldHead;</text:span></text:p>
      <text:p text:style-name="Standard"><text:span text:style-name="T8"><text:tab/></text:span><text:span text:style-name="T3">do {</text:span></text:p>
      <text:p text:style-name="Standard"><text:span text:style-name="T8"><text:tab/></text:span><text:span text:style-name="T3">oldHead = top.get();</text:span></text:p>
      <text:p text:style-name="Standard"><text:span text:style-name="T8"><text:tab/></text:span><text:span text:style-name="T3">if(oldHead == null) { return null; }</text:span></text:p>
      <text:p text:style-name="Standard"><text:span text:style-name="T8"><text:tab/></text:span><text:span text:style-name="T3">newHead = oldHead.next;</text:span></text:p>
      <text:p text:style-name="Standard"><text:span text:style-name="T8"><text:tab/></text:span><text:span text:style-name="T3">} while (!top.compareAndSet(oldHead,newHead));</text:span></text:p>
      <text:p text:style-name="Standard"><text:span text:style-name="T8"><text:tab/></text:span><text:span text:style-name="T3">return oldHead.value;</text:span></text:p>
      <text:p text:style-name="Standard">}<text:span text:style-name="T8"/></text:p>
      <text:p text:style-name="Standard"/>
      <text:p text:style-name="Standard"/>
      <text:h text:style-name="P6" text:outline-level="1">Q8</text:h>
      <text:p text:style-name="P2">Source: Lecture 5 slide 11.</text:p>
      <text:p text:style-name="Standard">class MyAtomicInteger {</text:p>
      <text:p text:style-name="Standard"><text:tab/>…</text:p>
      <text:p text:style-name="Standard"><text:tab/>public int addAndGet(int delta) {</text:p>
      <text:p text:style-name="Standard"><text:tab/><text:tab/><text:tab/>int oldValue, newValue;</text:p>
      <text:p text:style-name="Standard"><text:tab/><text:tab/><text:tab/>do {</text:p>
      <text:p text:style-name="Standard"><text:tab/><text:tab/><text:tab/><text:tab/>oldValue = get();</text:p>
      <text:p text:style-name="Standard"><text:tab/><text:tab/><text:tab/><text:tab/>newValue = oldValue+ delta;</text:p>
      <text:p text:style-name="Standard"><text:tab/><text:tab/><text:tab/>} while (!compareAndSet(oldValue, newValue));</text:p>
      <text:p text:style-name="Standard"><text:tab/><text:tab/><text:tab/>return newValue;</text:p>
      <text:p text:style-name="Standard"><text:tab/>}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 int getAndAdd(int delta) {</text:p>
      <text:p text:style-name="Standard"><text:tab/><text:tab/><text:tab/>int oldValue, newValue;</text:p>
      <text:p text:style-name="Standard"><text:tab/><text:tab/><text:tab/>do {</text:p>
      <text:p text:style-name="Standard"><text:tab/><text:tab/><text:tab/><text:tab/>oldValue = get();</text:p>
      <text:p text:style-name="Standard"><text:tab/><text:tab/><text:tab/><text:tab/>newValue = oldValue + delta;</text:p>
      <text:p text:style-name="Standard"><text:tab/><text:tab/><text:tab/>} while (!compareAndSet(</text:p>
      <text:p text:style-name="Standard"><text:tab/><text:tab/><text:tab/><text:tab/> <text:s text:c="6"/>oldValue, newValue));</text:p>
      <text:p text:style-name="Standard"><text:tab/><text:tab/><text:tab/>return oldValue;</text:p>
      <text:p text:style-name="Standard"><text:tab/><text:tab/>}</text:p>
      <text:p text:style-name="Standard"><text:tab/>…</text:p>
      <text:p text:style-name="Standard"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Code Nerd Font Mono" svg:font-family="'FiraCode Nerd Font Mono'" style:font-adornments="Regular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pitch="variable"/>
    <style:font-face style:name="Noto Serif1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1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1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Code Nerd Font Mono" fo:font-family="'FiraCode Nerd Font Mono'" style:font-style-name="Regular" style:font-pitch="fixed" fo:font-size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right="0.4cm" fo:margin-top="0.106cm" fo:margin-bottom="0.212cm" style:contextual-spacing="false" fo:text-align="start" style:justify-single-word="false" style:page-number="auto"/>
      <style:text-properties fo:font-size="12pt" style:font-size-asian="18pt" style:font-size-complex="18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restart-on-page="true" text:offset="0.499cm" style:num-format="1" text:number-position="left" text:increment="1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4:14:52.623566394</meta:creation-date>
    <dc:date>2025-01-09T22:26:18.848411142</dc:date>
    <meta:editing-duration>P1DT7H7M9S</meta:editing-duration>
    <meta:editing-cycles>22</meta:editing-cycles>
    <meta:generator>LibreOffice/24.8.3.2$Linux_X86_64 LibreOffice_project/480$Build-2</meta:generator>
    <meta:document-statistic meta:table-count="0" meta:image-count="0" meta:object-count="0" meta:page-count="4" meta:paragraph-count="73" meta:word-count="199" meta:character-count="1389" meta:non-whitespace-character-count="1176"/>
  </office:meta>
</office:document-meta>
</file>